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</style:style>
    <style:style style:name="P78" style:family="paragraph" style:parent-style-name="Text_20_body" style:list-style-name="L27">
    </style:style>
    <style:style style:name="P79" style:family="paragraph" style:parent-style-name="Text_20_body" style:list-style-name="L28">
    </style:style>
    <style:style style:name="P80" style:family="paragraph" style:parent-style-name="Text_20_body" style:list-style-name="L29">
      <style:paragraph-properties fo:margin-top="0in" fo:margin-bottom="0in"/>
    </style:style>
    <style:style style:name="P81" style:family="paragraph" style:parent-style-name="Text_20_body" style:list-style-name="L30">
      <style:paragraph-properties fo:margin-top="0in" fo:margin-bottom="0in"/>
    </style:style>
    <style:style style:name="P82" style:family="paragraph" style:parent-style-name="Text_20_body" style:list-style-name="L31">
      <style:paragraph-properties fo:margin-top="0in" fo:margin-bottom="0in"/>
    </style:style>
    <style:style style:name="P83" style:family="paragraph" style:parent-style-name="Text_20_body" style:list-style-name="L32">
      <style:paragraph-properties fo:margin-top="0in" fo:margin-bottom="0in"/>
    </style:style>
    <style:style style:name="P84" style:family="paragraph" style:parent-style-name="Text_20_body" style:list-style-name="L33">
      <style:paragraph-properties fo:margin-top="0in" fo:margin-bottom="0in"/>
    </style:style>
    <style:style style:name="P85" style:family="paragraph" style:parent-style-name="Text_20_body" style:list-style-name="L34">
      <style:paragraph-properties fo:margin-top="0in" fo:margin-bottom="0in"/>
    </style:style>
    <style:style style:name="P86" style:family="paragraph" style:parent-style-name="Text_20_body" style:list-style-name="L35">
      <style:paragraph-properties fo:margin-top="0in" fo:margin-bottom="0in"/>
    </style:style>
    <style:style style:name="P87" style:family="paragraph" style:parent-style-name="Text_20_body" style:list-style-name="L36">
      <style:paragraph-properties fo:margin-top="0in" fo:margin-bottom="0in"/>
    </style:style>
    <style:style style:name="P88" style:family="paragraph" style:parent-style-name="Text_20_body" style:list-style-name="L37">
      <style:paragraph-properties fo:margin-top="0in" fo:margin-bottom="0in"/>
    </style:style>
    <style:style style:name="P89" style:family="paragraph" style:parent-style-name="Text_20_body" style:list-style-name="L38">
      <style:paragraph-properties fo:margin-top="0in" fo:margin-bottom="0in"/>
    </style:style>
    <style:style style:name="P90" style:family="paragraph" style:parent-style-name="Text_20_body" style:list-style-name="L39">
      <style:paragraph-properties fo:margin-top="0in" fo:margin-bottom="0in"/>
    </style:style>
    <style:style style:name="P91" style:family="paragraph" style:parent-style-name="Text_20_body" style:list-style-name="L40">
      <style:paragraph-properties fo:margin-top="0in" fo:margin-bottom="0in"/>
    </style:style>
    <style:style style:name="P92" style:family="paragraph" style:parent-style-name="Text_20_body" style:list-style-name="L41">
      <style:paragraph-properties fo:margin-top="0in" fo:margin-bottom="0in"/>
    </style:style>
    <style:style style:name="P93" style:family="paragraph" style:parent-style-name="Text_20_body" style:list-style-name="L42">
      <style:paragraph-properties fo:margin-top="0in" fo:margin-bottom="0in"/>
    </style:style>
    <style:style style:name="P94" style:family="paragraph" style:parent-style-name="Text_20_body" style:list-style-name="L43">
    </style:style>
    <style:style style:name="P95" style:family="paragraph" style:parent-style-name="Text_20_body" style:list-style-name="L44">
      <style:paragraph-properties fo:margin-top="0in" fo:margin-bottom="0in"/>
    </style:style>
    <style:style style:name="P96" style:family="paragraph" style:parent-style-name="Text_20_body" style:list-style-name="L45">
      <style:paragraph-properties fo:margin-top="0in" fo:margin-bottom="0in"/>
    </style:style>
    <style:style style:name="P97" style:family="paragraph" style:parent-style-name="Text_20_body" style:list-style-name="L46">
      <style:paragraph-properties fo:margin-top="0in" fo:margin-bottom="0in"/>
    </style:style>
    <style:style style:name="P98" style:family="paragraph" style:parent-style-name="Text_20_body" style:list-style-name="L47">
      <style:paragraph-properties fo:margin-top="0in" fo:margin-bottom="0in"/>
    </style:style>
    <style:style style:name="P99" style:family="paragraph" style:parent-style-name="Text_20_body" style:list-style-name="L48">
      <style:paragraph-properties fo:margin-top="0in" fo:margin-bottom="0in"/>
    </style:style>
    <style:style style:name="P100" style:family="paragraph" style:parent-style-name="Text_20_body" style:list-style-name="L49">
      <style:paragraph-properties fo:margin-top="0in" fo:margin-bottom="0in"/>
    </style:style>
    <style:style style:name="P101" style:family="paragraph" style:parent-style-name="Text_20_body" style:list-style-name="L50">
      <style:paragraph-properties fo:margin-top="0in" fo:margin-bottom="0in"/>
    </style:style>
    <style:style style:name="P102" style:family="paragraph" style:parent-style-name="Text_20_body" style:list-style-name="L51">
      <style:paragraph-properties fo:margin-top="0in" fo:margin-bottom="0in"/>
    </style:style>
    <style:style style:name="P103" style:family="paragraph" style:parent-style-name="Text_20_body" style:list-style-name="L52">
      <style:paragraph-properties fo:margin-top="0in" fo:margin-bottom="0in"/>
    </style:style>
    <style:style style:name="P104" style:family="paragraph" style:parent-style-name="Text_20_body" style:list-style-name="L53">
      <style:paragraph-properties fo:margin-top="0in" fo:margin-bottom="0in"/>
    </style:style>
    <style:style style:name="P105" style:family="paragraph" style:parent-style-name="Text_20_body" style:list-style-name="L54">
      <style:paragraph-properties fo:margin-top="0in" fo:margin-bottom="0in"/>
    </style:style>
    <style:style style:name="P106" style:family="paragraph" style:parent-style-name="Text_20_body" style:list-style-name="L55">
      <style:paragraph-properties fo:margin-top="0in" fo:margin-bottom="0in"/>
    </style:style>
    <style:style style:name="P107" style:family="paragraph" style:parent-style-name="Text_20_body" style:list-style-name="L56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1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---select"/>Capítulo 4 - <text:span text:style-name="T1">SELECT</text:span><text:bookmark-end text:name="capítulo-4---select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---where"/>Capítulo 5 - <text:span text:style-name="T1">WHERE</text:span><text:bookmark-end text:name="capítulo-5---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---case"/>Capítulo 7 - <text:span text:style-name="T1">CASE</text:span><text:bookmark-end text:name="capítulo-7---case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---join"/>Capítulo 8 - <text:span text:style-name="T1">JOIN</text:span><text:bookmark-end text:name="capítulo-8---join"/></text:h>
      <text:h text:style-name="Heading_20_3" text:outline-level="3"><text:bookmark-start text:name="banco-de-dados-relacional"/>Banco de dados relacional<text:bookmark-end text:name="banco-de-dados-relacional"/></text:h>
      <text:list text:style-name="L22">
        <text:list-item>
          <text:p text:style-name="P73">Duas ou mais tabelas se relacionam (relacionais) determinado campo de uma tabela aponta para o campo de outra tabela.<text:line-break/></text:p>
        </text:list-item>
        <text:list-item>
          <text:p text:style-name="P73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3">Dizemos que uma tabela é pai da outra quando a segunda tabela depende de informações da primeira tabela. a primeira tabela é pai e a segunda tabela é filha.<text:line-break/></text:p>
        </text:list-item>
        <text:list-item>
          <text:p text:style-name="P73">Tipos de relacionamento entre tabela-pai e tabela-filha:<text:line-break/></text:p>
          <text:list text:style-name="L23">
            <text:list-item>
              <text:p text:style-name="P74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4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4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3" text:outline-level="3"><text:bookmark-start text:name="inner-join"/><text:span text:style-name="T1">INNER JOIN</text:span><text:bookmark-end text:name="inner-join"/></text:h>
      <text:list text:style-name="L24">
        <text:list-item>
          <text:p text:style-name="P75">Une duas tabelas, relacionadas, para efetuar consultas mais eficientes.<text:line-break/></text:p>
        </text:list-item>
        <text:list-item>
          <text:p text:style-name="P75">A mescla é feita apartir de algum campo comum, para que os registros se alinhem, colunas <text:span text:style-name="T2">chave</text:span>.<text:line-break/></text:p>
        </text:list-item>
        <text:list-item>
          <text:p text:style-name="P75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5">Obs.:</text:p>
          <text:list text:style-name="L25">
            <text:list-item>
              <text:p text:style-name="P76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6">É dentro do <text:span text:style-name="T1">FROM</text:span> que é executado o <text:span text:style-name="T1">JOIN INNER</text:span>.<text:line-break/></text:p>
            </text:list-item>
            <text:list-item>
              <text:p text:style-name="P76">Quanto a exibição dos resultados, só é exibido registros que existam nas duas tabelas.<text:line-break/></text:p>
            </text:list-item>
            <text:list-item>
              <text:p text:style-name="P76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3" text:outline-level="3"><text:bookmark-start text:name="left-join"/><text:span text:style-name="T1">LEFT JOIN</text:span><text:bookmark-end text:name="left-join"/></text:h>
      <text:list text:style-name="L26">
        <text:list-item>
          <text:p text:style-name="P77"><text:span text:style-name="T1">LEFT JOIN</text:span><text:line-break/>- Mescla duas tabelas, uma há esquerda.<text:line-break/>- Mantem todos os registros da tabela a esquerda.<text:line-break/>- Diferente do <text:span text:style-name="T1">INNER JOIN</text:span>, não omite registros. Registros sem associação entre as tabelas recebe valor <text:span text:style-name="T1">NULL</text:span>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7"><text:span text:style-name="T1">LEFT JOIN</text:span> + <text:span text:style-name="T1">WHERE NULL</text:span><text:line-break/>- 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text:line-break/></text:p>
        </text:list-item>
      </text:list>
      <text:h text:style-name="Heading_20_3" text:outline-level="3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SQLite, porem tem nos outros banco de dados.<text:line-break/></text:p>
      <text:list text:style-name="L27">
        <text:list-item>
          <text:p text:style-name="P78"><text:span text:style-name="T1">RIGHT JOIN</text:span> - Mescla duas tabelas, uma há direita.<text:line-break/>- Mantem todos os registros da tabela da direita.<text:line-break/>- Diferente do <text:span text:style-name="T1">INNER JOIN</text:span>, não omite registros. Registros sem associação entre as tabelas recebe valor <text:span text:style-name="T1">NULL</text:span>.<text:line-break/></text:p>
        </text:list-item>
        <text:list-item>
          <text:p text:style-name="P78"><text:span text:style-name="T1">OUTER JOIN</text:span> - <text:span text:style-name="T1">OUTER JOIN</text:span> é um operador de associação externa completa.<text:line-break/>- Inclui todos os registros das duas tabelas.<text:line-break/>- Executa o <text:span text:style-name="T1">LEFT JOIN</text:span> e o <text:span text:style-name="T1">RIGHT JOIN</text:span> simultanemente.<text:line-break/>- Busca registros orfãs nas duas direções.<text:line-break/></text:p>
        </text:list-item>
      </text:list>
      <text:h text:style-name="Heading_20_3" text:outline-level="3"><text:bookmark-start text:name="associando-várias-tabelas"/>Associando várias tabelas<text:bookmark-end text:name="associando-várias-tabelas"/></text:h>
      <text:list text:style-name="L28">
        <text:list-item>
          <text:p text:style-name="P79">Associação de diversas tabelas <text:span text:style-name="T1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T1">SELECT</text:span><text:line-break/>(colunas que deseja obter),<text:line-break/><text:span text:style-name="T2">tabela.coluna_chave1</text:span>,<text:line-break/><text:span text:style-name="T2">tabela.coluna_chave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/text:p>
        </text:list-item>
        <text:list-item>
          <text:p text:style-name="P79">Agrupando <text:span text:style-name="T1">JOIN</text:span>s<text:line-break/>- Apenas adicionar GROUP_BY ao final.<text:line-break/>- Determinando quais devem ser as colunas a serem agrupadas.<text:line-break/>- Por conseguencia é possivel usar as funções de agrupamento para conseguir novas informações.<text:line-break/>- Sintaxe:<text:line-break/><text:span text:style-name="T1">SELECT</text:span><text:line-break/><text:span text:style-name="T2">coluna1</text:span>,<text:line-break/><text:span text:style-name="T2">coluna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text:span text:style-name="T1">GROUP BY</text:span> <text:span text:style-name="T2">coluna1</text:span>, <text:span text:style-name="T2">coluna 2</text:span> <text:span text:style-name="T2">(ou 1, 2)</text:span><text:line-break/></text:p>
        </text:list-item>
        <text:list-item>
          <text:p text:style-name="P79">Associação de diversos <text:span text:style-name="T1">LEFT JOIN</text:span>s<text:line-break/>- É simples, basta ao inves de usar <text:span text:style-name="T1">INNER JOIN</text:span>, utilizar <text:span text:style-name="T1">LEFT JOIN</text:span>.<text:line-break/>- Utilizado para mostrar todos os registros da mescla de tabelas.<text:line-break/>- A sintaxe é basicamente a mesma da <text:span text:style-name="T2">associação de diversos</text:span> <text:span text:style-name="T1">INNER JOIN</text:span>.<text:line-break/></text:p>
        </text:list-item>
      </text:list>
      <text:p text:style-name="Pagebreak"/>
      <text:h text:style-name="Heading_20_2" text:outline-level="2"><text:bookmark-start text:name="capitulo-9---design-de-banco-de-dados"/>Capitulo 9 - Design de banco de dados<text:bookmark-end text:name="capitulo-9---design-de-banco-de-dados"/></text:h>
      <text:h text:style-name="Heading_20_3" text:outline-level="3"><text:bookmark-start text:name="planejando-um-banco-de-dados"/>Planejando um banco de dados<text:bookmark-end text:name="planejando-um-banco-de-dados"/></text:h>
      <text:list text:style-name="L29">
        <text:list-item>
          <text:p text:style-name="P80">O design de banco de dados serve para <text:span text:style-name="T1">criar</text:span> novas tabelas, assim como <text:span text:style-name="T1">inserir</text:span>, <text:span text:style-name="T1">atualizar</text:span> e <text:span text:style-name="T1">excluir</text:span> registros.<text:line-break/></text:p>
        </text:list-item>
        <text:list-item>
          <text:p text:style-name="P80">Uma dica para o design é fazer o diagrama RE (relaciomento de entidade), no qual exibe as tabelas e como elas estão relacionadas.<text:line-break/></text:p>
        </text:list-item>
        <text:list-item>
          <text:p text:style-name="P80">Principais perguntas que devem ser feitas para planejar um banco de dados:<text:line-break/></text:p>
          <text:list text:style-name="L30">
            <text:list-item>
              <text:p text:style-name="P81">Perguntas relativas ao design:<text:line-break/></text:p>
            </text:list-item>
          </text:list>
          <text:list text:style-name="L31">
            <text:list-item>
              <text:p text:style-name="P82">Quais são os requisitos no negocio?<text:line-break/></text:p>
            </text:list-item>
            <text:list-item>
              <text:p text:style-name="P82">Que tabelas são necessarias para atender a esses requisitos?<text:line-break/></text:p>
            </text:list-item>
            <text:list-item>
              <text:p text:style-name="P82">Que colunas cada tabela conterá?<text:line-break/></text:p>
            </text:list-item>
            <text:list-item>
              <text:p text:style-name="P82">Como as tabelas serão <text:span text:style-name="T2">normalizadas</text:span>?<text:line-break/>A <text:span text:style-name="T2">normalização</text:span> é a separação dos diferentes tipos de dados em suas proprias tabelas em vez de serem inseridos na mesma tabela.<text:line-break/></text:p>
            </text:list-item>
            <text:list-item>
              <text:p text:style-name="P82">Quais serão seus relacionamentos pai/filho?<text:line-break/></text:p>
            </text:list-item>
          </text:list>
          <text:list text:style-name="L32">
            <text:list-item>
              <text:p text:style-name="P83">Perguntas relacionadas aos dados:<text:line-break/></text:p>
            </text:list-item>
          </text:list>
          <text:list text:style-name="L33">
            <text:list-item>
              <text:p text:style-name="P84">Quantos dados serão fornecidos nessas tabelas?<text:line-break/></text:p>
            </text:list-item>
            <text:list-item>
              <text:p text:style-name="P84">Quem ou o que fornecerá os dados para as tabelas?<text:line-break/></text:p>
            </text:list-item>
            <text:list-item>
              <text:p text:style-name="P84">De onde virão os dados?<text:line-break/></text:p>
            </text:list-item>
            <text:list-item>
              <text:p text:style-name="P84">Precisamos de processos que preencham automaticamente as tabelas?<text:line-break/></text:p>
            </text:list-item>
          </text:list>
          <text:list text:style-name="L34">
            <text:list-item>
              <text:p text:style-name="P85">Perguntas relacionadas a segurança:<text:line-break/></text:p>
            </text:list-item>
          </text:list>
          <text:list text:style-name="L35">
            <text:list-item>
              <text:p text:style-name="P86">Quem deve ter acesso a esse banco de dados?<text:line-break/></text:p>
            </text:list-item>
            <text:list-item>
              <text:p text:style-name="P86">Quem deve ter acesso a que tabelas? Acesso somente de leitura? Acesso de gravação?<text:line-break/></text:p>
            </text:list-item>
            <text:list-item>
              <text:p text:style-name="P86">Esse banco de dados é critico para as operações empresariais?<text:line-break/></text:p>
            </text:list-item>
            <text:list-item>
              <text:p text:style-name="P86">Que planos de <text:span text:style-name="T2">backup</text:span> temos para o caso de desastre/falha?<text:line-break/></text:p>
            </text:list-item>
            <text:list-item>
              <text:p text:style-name="P86">As alterações feitas nas tabelas devem ser registradas?<text:line-break/></text:p>
            </text:list-item>
            <text:list-item>
              <text:p text:style-name="P86">Se o banco de dados for usado por sites ou aplicativos <text:span text:style-name="T2">web</text:span>, isso é seguro?<text:line-break/></text:p>
            </text:list-item>
          </text:list>
        </text:list-item>
        <text:list-item>
          <text:p text:style-name="P80">SQLite tem poucos recursos de segurança, porem os bancos de dados centralizados lidam com essas áreas.<text:line-break/></text:p>
        </text:list-item>
      </text:list>
      <text:h text:style-name="Heading_20_3" text:outline-level="3"><text:bookmark-start text:name="chave-primaria-e-chave-externa"/>Chave Primaria e Chave Externa<text:bookmark-end text:name="chave-primaria-e-chave-externa"/></text:h>
      <text:list text:style-name="L36">
        <text:list-item>
          <text:p text:style-name="P87">Chave Primaria:</text:p>
        </text:list-item>
      </text:list>
      <text:list text:style-name="L37">
        <text:list-item>
          <text:p text:style-name="P88">A chave primaria em uma tabela é um campo especial (ou uma combinação de campos) que fornecem uma identidade exclusiva para cada registro.<text:line-break/></text:p>
        </text:list-item>
        <text:list-item>
          <text:p text:style-name="P88">Chave primaria serve para definir relacionamento e costuma formar base de associação.<text:line-break/></text:p>
        </text:list-item>
        <text:list-item>
          <text:p text:style-name="P88">Chave primaria aumenta a eficienca nas consultas do software de banco de dados.<text:line-break/></text:p>
        </text:list-item>
        <text:list-item>
          <text:p text:style-name="P88">Não são permitidas duplicatas da chave primaria, ou seja, não pode ter dois registros iguais. Se isso acontecer ocorrerá um <text:span text:style-name="T1">ERRO</text:span>.<text:line-break/></text:p>
        </text:list-item>
      </text:list>
      <text:list text:style-name="L38">
        <text:list-item>
          <text:p text:style-name="P89">Chave Externa:</text:p>
        </text:list-item>
      </text:list>
      <text:list text:style-name="L39">
        <text:list-item>
          <text:p text:style-name="P90">Chave externa não é o mesmo que chave primaria, a chave primaria existe na tabela-pai, a chave externa existe na tabela-filha.<text:line-break/></text:p>
        </text:list-item>
        <text:list-item>
          <text:p text:style-name="P90">A chave externa de uma tabela-filha aponta para a chave primaria de uma tabela-pai.<text:line-break/></text:p>
        </text:list-item>
        <text:list-item>
          <text:p text:style-name="P90">A chave externa não exige exclusividade, relacinamento “<text:span text:style-name="T2">um para muitos</text:span>”.<text:line-break/></text:p>
        </text:list-item>
      </text:list>
      <text:list text:style-name="L40">
        <text:list-item>
          <text:p text:style-name="P91">Chave Primaria vs Chave Externa:</text:p>
        </text:list-item>
      </text:list>
      <text:list text:style-name="L41">
        <text:list-item>
          <text:p text:style-name="P92">A chave externa e a chave primaria não precisam compartilhar o mesmo nome.<text:line-break/></text:p>
        </text:list-item>
      </text:list>
      <text:h text:style-name="Heading_20_3" text:outline-level="3"><text:bookmark-start text:name="esquema"/>Esquema<text:bookmark-end text:name="esquema"/></text:h>
      <text:p text:style-name="First_20_paragraph">Dicas para montar e analisar esquematicos:<text:line-break/>- O diagrama exibe as tabelas, as colunas e os relacinamentos.<text:line-break/>- Todas as chaves primarias e chaves externas são conectadas por setas. Saindo da chave primaria e apontando para a chave externa.<text:line-break/>- As setas demonstram com as tabelas-pai fornecem dados para as tabelas-filha.<text:line-break/>- Analisar duas, ou três, tabelas por vez, para evitar se perder.<text:line-break/>- Para notar se esta bem <text:span text:style-name="T2">normalizado</text:span> o banco de dados, verificar se as chaves primarias/externas estão sendo usadas de maneira eficientes.<text:line-break/></text:p>
      <text:h text:style-name="Heading_20_3" text:outline-level="3"><text:bookmark-start text:name="criando-um-novo-banco-de-dados"/>Criando um novo banco de dados<text:bookmark-end text:name="criando-um-novo-banco-de-dados"/></text:h>
      <text:list text:style-name="L42">
        <text:list-item>
          <text:p text:style-name="P93">Extensão de banco de dados “.db”.</text:p>
        </text:list-item>
      </text:list>
      <text:h text:style-name="Heading_20_4" text:outline-level="4"><text:bookmark-start text:name="criando-table"/>Criando TABLE<text:bookmark-end text:name="criando-table"/></text:h>
      <text:p text:style-name="First_20_paragraph">Criação de tabelas.<text:line-break/></text:p>
      <text:list text:style-name="L43">
        <text:list-item>
          <text:p text:style-name="P94">Ao criar tabelas é preciso criar as colunas e definir o tipo, as restrições e regras elas devem seguir.<text:line-break/></text:p>
        </text:list-item>
        <text:list-item>
          <text:p text:style-name="P94">Sintaxe:<text:line-break/><text:span text:style-name="T1">CREATE</text:span> <text:span text:style-name="T1">TABLE</text:span> <text:span text:style-name="T2">nome_da_tabela</text:span>(<text:line-break/><text:span text:style-name="T2">nome_da_coluna1</text:span> tipo regra restrição,<text:line-break/><text:span text:style-name="T2">nome_da_coluna2</text:span> tipo regra restrição,<text:line-break/>…<text:line-break/>);<text:line-break/></text:p>
        </text:list-item>
        <text:list-item>
          <text:p text:style-name="P94">tipos:<text:line-break/></text:p>
          <text:list text:style-name="L44">
            <text:list-item>
              <text:p text:style-name="P95"><text:span text:style-name="T1">INTEGER</text:span><text:line-break/>Valores inteiros.<text:line-break/></text:p>
            </text:list-item>
            <text:list-item>
              <text:p text:style-name="P95"><text:span text:style-name="T1">REAL</text:span><text:line-break/>Ponto flutuante.<text:line-break/></text:p>
            </text:list-item>
            <text:list-item>
              <text:p text:style-name="P95"><text:span text:style-name="T1">VARCHAR</text:span><text:line-break/>Texto com ate 100 caracteres.<text:line-break/></text:p>
            </text:list-item>
            <text:list-item>
              <text:p text:style-name="P95"><text:span text:style-name="T1">BOOLEAN</text:span><text:line-break/>Aceita valores booleanos, 1 é verdadeiro e 0 é falso.<text:line-break/></text:p>
            </text:list-item>
            <text:list-item>
              <text:p text:style-name="P95"><text:span text:style-name="T1">TIME</text:span><text:line-break/>Tempo.<text:line-break/></text:p>
            </text:list-item>
          </text:list>
        </text:list-item>
        <text:list-item>
          <text:p text:style-name="P94">regras:<text:line-break/></text:p>
          <text:list text:style-name="L45">
            <text:list-item>
              <text:p text:style-name="P96"><text:span text:style-name="T1">PRIMARY KEY</text:span><text:line-break/></text:p>
              <text:list text:style-name="L46">
                <text:list-item>
                  <text:p text:style-name="P97"><text:span text:style-name="T2">Chave primaria</text:span>. Determina coluna(s) identificadoras da tabela.<text:line-break/></text:p>
                </text:list-item>
                <text:list-item>
                  <text:p text:style-name="P97">Também usado para forjar relações entre tabelas (identificador de tabela-pai).<text:line-break/></text:p>
                </text:list-item>
              </text:list>
            </text:list-item>
            <text:list-item>
              <text:p text:style-name="P96"><text:span text:style-name="T1">FOREIGN KEY</text:span><text:line-break/></text:p>
              <text:list text:style-name="L47">
                <text:list-item>
                  <text:p text:style-name="P98"><text:span text:style-name="T2">Chave externa</text:span>. Determina as relações entre tabelas-pai e filha.<text:line-break/></text:p>
                </text:list-item>
                <text:list-item>
                  <text:p text:style-name="P98">Sintaxe:<text:line-break/><text:span text:style-name="T1">REFERENCES</text:span> <text:span text:style-name="T2">nome_da_tabela-pai</text:span> (<text:span text:style-name="T2">coluna_chave_da_tabela-pai</text:span>)<text:line-break/></text:p>
                </text:list-item>
              </text:list>
            </text:list-item>
            <text:list-item>
              <text:p text:style-name="P96"><text:span text:style-name="T1">NOT NULL</text:span></text:p>
              <text:list text:style-name="L48">
                <text:list-item>
                  <text:p text:style-name="P99">Não aceitar valor <text:span text:style-name="T1">NULL</text:span>.<text:line-break/></text:p>
                </text:list-item>
              </text:list>
            </text:list-item>
            <text:list-item>
              <text:p text:style-name="P96"><text:span text:style-name="T1">DEFAULT</text:span></text:p>
              <text:list text:style-name="L49">
                <text:list-item>
                  <text:p text:style-name="P100">Determina um valor default para o registro, muito util para tipo BOOLEANO.<text:line-break/></text:p>
                </text:list-item>
                <text:list-item>
                  <text:p text:style-name="P100">Sintaxe:<text:line-break/><text:span text:style-name="T1">DEFAULT</text:span> (0)<text:line-break/></text:p>
                </text:list-item>
              </text:list>
            </text:list-item>
          </text:list>
        </text:list-item>
        <text:list-item>
          <text:p text:style-name="P94">restrições:<text:line-break/></text:p>
          <text:list text:style-name="L50">
            <text:list-item>
              <text:p text:style-name="P101"><text:span text:style-name="T1">AUTOINCREMENT</text:span><text:line-break/>Adiciona valores automaticamente no registro.<text:line-break/></text:p>
            </text:list-item>
          </text:list>
        </text:list-item>
      </text:list>
      <text:h text:style-name="Heading_20_3" text:outline-level="3"><text:bookmark-start text:name="criando-views"/>Criando VIEWS<text:bookmark-end text:name="criando-views"/></text:h>
      <text:list text:style-name="L51">
        <text:list-item>
          <text:p text:style-name="P102">Quando salvamos uma consulta em um banco de dados, ela se chama <text:span text:style-name="T2">view</text:span>.<text:line-break/></text:p>
        </text:list-item>
        <text:list-item>
          <text:p text:style-name="P102">Podemos consultar uma <text:span text:style-name="T2">view</text:span> como se ela fosse uma tabela, ou seja, chamar a <text:span text:style-name="T2">view</text:span>, apelicar:<text:line-break/></text:p>
          <text:list text:style-name="L52">
            <text:list-item>
              <text:p text:style-name="P103"><text:span text:style-name="T1">SELECT</text:span></text:p>
            </text:list-item>
            <text:list-item>
              <text:p text:style-name="P103"><text:span text:style-name="T1">WHERE</text:span></text:p>
            </text:list-item>
            <text:list-item>
              <text:p text:style-name="P103"><text:span text:style-name="T1">CASE</text:span></text:p>
            </text:list-item>
            <text:list-item>
              <text:p text:style-name="P103">…</text:p>
            </text:list-item>
          </text:list>
        </text:list-item>
        <text:list-item>
          <text:p text:style-name="P102">Sintaxe:<text:line-break/><text:span text:style-name="T1">CREATE VIEW</text:span> <text:span text:style-name="T2">nome_da_view</text:span> <text:span text:style-name="T1">AS</text:span><text:line-break/><text:span text:style-name="T1">SELECT</text:span><text:line-break/><text:span text:style-name="T2">nome_da_tabela.coluna1</text:span><text:line-break/><text:span text:style-name="T2">nome_da_tabela.coluna2</text:span>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…;<text:line-break/></text:p>
        </text:list-item>
      </text:list>
      <text:p text:style-name="Pagebreak"/>
      <text:h text:style-name="Heading_20_2" text:outline-level="2"><text:bookmark-start text:name="capitulo-10---gerenciando-dados"/>Capitulo 10 - Gerenciando dados<text:bookmark-end text:name="capitulo-10---gerenciando-dados"/></text:h>
      <text:p text:style-name="First_20_paragraph">As principais ações do gerenciamento de dados são inserir, excluir e atualizar registros.<text:line-break/></text:p>
      <text:list text:style-name="L53">
        <text:list-item>
          <text:p text:style-name="P104"><text:span text:style-name="T1">INSERT</text:span><text:line-break/></text:p>
          <text:list text:style-name="L54">
            <text:list-item>
              <text:p text:style-name="P105">O comando serve para inserir registros no banco de dados.<text:line-break/></text:p>
            </text:list-item>
            <text:list-item>
              <text:p text:style-name="P105">Campos não preenchidos no registro, recebem valor <text:span text:style-name="T1">NULL</text:span>, ou valores pré-determinados.<text:line-break/></text:p>
            </text:list-item>
            <text:list-item>
              <text:p text:style-name="P105">Se um campo não for preenchido e tiver a restrição <text:span text:style-name="T1">NOT NULL</text:span>, o <text:span text:style-name="T1">INSERT</text:span> falhara, pois não tem valor pré-definido e não pode ser desconsiderado aquele registro.<text:line-break/></text:p>
            </text:list-item>
            <text:list-item>
              <text:p text:style-name="P105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 (‘<text:span text:style-name="T2">dado_1</text:span>’,‘<text:span text:style-name="T2">dado_2</text:span>’);<text:line-break/></text:p>
            </text:list-item>
          </text:list>
        </text:list-item>
        <text:list-item>
          <text:p text:style-name="P104">Multiplas inserções<text:line-break/></text:p>
          <text:list text:style-name="L55">
            <text:list-item>
              <text:p text:style-name="P106">É possivel inserir diversos registros de uma só vez.<text:line-break/></text:p>
            </text:list-item>
            <text:list-item>
              <text:p text:style-name="P106">Processo muito útil para inserções automatizada atraves de linguagens de programação, como:<text:line-break/></text:p>
              <text:list text:style-name="L56">
                <text:list-item>
                  <text:p text:style-name="P107">Python<text:line-break/></text:p>
                </text:list-item>
                <text:list-item>
                  <text:p text:style-name="P107">R<text:line-break/></text:p>
                </text:list-item>
                <text:list-item>
                  <text:p text:style-name="P107">Java<text:line-break/></text:p>
                </text:list-item>
                <text:list-item>
                  <text:p text:style-name="P107">…<text:line-break/></text:p>
                </text:list-item>
              </text:list>
            </text:list-item>
            <text:list-item>
              <text:p text:style-name="P106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<text:line-break/>(‘<text:span text:style-name="T2">dado_1</text:span>’,‘<text:span text:style-name="T2">dado_2</text:span>’),<text:line-break/>(‘<text:span text:style-name="T2">dado_3</text:span>’,‘<text:span text:style-name="T2">dado_4</text:span>’),<text:line-break/>…,<text:line-break/>(‘<text:span text:style-name="T2">dado_n</text:span>’,‘<text:span text:style-name="T2">dado_n+1</text:span>’);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Estudando - Gerenciando dados.<text:line-break/></text:p>
      <text:h text:style-name="Heading_20_2" text:outline-level="2"><text:bookmark-start text:name="assunto-em-andamento"/>Assunto em andamento:<text:bookmark-end text:name="assunto-em-andamento"/></text:h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1T16:28:21Z</meta:creation-date>
    <dc:date>2022-03-11T16:28:21Z</dc:date>
    <meta:user-defined meta:name="date" meta:value-type="string">2022-03-11</meta:user-defined>
    <meta:user-defined meta:name="output" meta:value-type="string"/>
  </office:meta>
</office:document-meta>
</file>